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0cm" fo:min-width="0.762cm" fo:padding-top="0.165cm" fo:padding-bottom="0.165cm" fo:padding-left="0.29cm" fo:padding-right="0.29cm"/>
    </style:style>
    <style:style style:name="gr3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0cm" fo:min-width="0.682cm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0.095cm" fo:min-width="1.87cm" fo:padding-top="0.165cm" fo:padding-bottom="0.165cm" fo:padding-left="0.29cm" fo:padding-right="0.29cm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69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408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2.134cm" fo:min-width="0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3.033cm" fo:min-width="0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DejaVu Math TeX Gyre"/>
    </style:style>
    <style:style style:name="T1" style:family="text">
      <style:text-properties style:font-name="DejaVu Math TeX Gyr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6cm" svg:y1="0.51cm" svg:x2="15.7cm" svg:y2="0.51cm">
          <text:p/>
        </draw:line>
        <draw:line draw:style-name="gr1" draw:text-style-name="P1" draw:layer="layout" svg:x1="0.6cm" svg:y1="5.16cm" svg:x2="7.4cm" svg:y2="5.16cm">
          <text:p/>
        </draw:line>
        <draw:line draw:style-name="gr1" draw:text-style-name="P1" draw:layer="layout" svg:x1="2cm" svg:y1="4.21cm" svg:x2="12.4cm" svg:y2="4.21cm">
          <text:p/>
        </draw:line>
        <draw:path draw:style-name="gr1" draw:text-style-name="P1" draw:layer="layout" svg:width="0.999cm" svg:height="0.999cm" svg:x="7.35cm" svg:y="5.16cm" svg:viewBox="0 0 1000 1000" svg:d="M0 0c1000 0 1000 1000 1000 1000">
          <text:p/>
        </draw:path>
        <draw:path draw:style-name="gr1" draw:text-style-name="P1" draw:layer="layout" svg:width="0.999cm" svg:height="0.999cm" svg:x="8.45cm" svg:y="4.21cm" svg:viewBox="0 0 1000 1000" svg:d="M0 0c1000 0 1000 1000 1000 1000">
          <text:p/>
        </draw:path>
        <draw:line draw:style-name="gr1" draw:text-style-name="P1" draw:layer="layout" svg:x1="9.45cm" svg:y1="7.01cm" svg:x2="9.45cm" svg:y2="5.21cm">
          <text:p/>
        </draw:line>
        <draw:line draw:style-name="gr1" draw:text-style-name="P1" draw:layer="layout" svg:x1="8.35cm" svg:y1="7.01cm" svg:x2="8.35cm" svg:y2="6.16cm">
          <text:p/>
        </draw:line>
        <draw:custom-shape draw:style-name="gr2" draw:text-style-name="P1" draw:layer="layout" svg:width="1.7cm" svg:height="0.85cm" svg:x="8.05cm" svg:y="7.01cm">
          <text:p/>
          <draw:enhanced-geometry svg:viewBox="0 0 21600 21600" draw:text-areas="?f0 0 ?f2 ?f5" draw:type="down-arrow" draw:modifiers="0 2785.299806576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1" draw:text-style-name="P1" draw:layer="layout" svg:width="0.999cm" svg:height="0.999cm" svg:x="12.4cm" svg:y="4.21cm" svg:viewBox="0 0 1000 1000" svg:d="M0 0c1000 0 1000 1000 1000 1000">
          <text:p/>
        </draw:path>
        <draw:path draw:style-name="gr1" draw:text-style-name="P1" draw:layer="layout" svg:width="0.999cm" svg:height="0.999cm" svg:x="13.5cm" svg:y="3.26cm" svg:viewBox="0 0 1000 1000" svg:d="M0 0c1000 0 1000 1000 1000 1000">
          <text:p/>
        </draw:path>
        <draw:line draw:style-name="gr1" draw:text-style-name="P1" draw:layer="layout" svg:x1="14.5cm" svg:y1="6.96cm" svg:x2="14.5cm" svg:y2="4.26cm">
          <text:p/>
        </draw:line>
        <draw:line draw:style-name="gr1" draw:text-style-name="P1" draw:layer="layout" svg:x1="13.4cm" svg:y1="6.96cm" svg:x2="13.4cm" svg:y2="5.21cm">
          <text:p/>
        </draw:line>
        <draw:custom-shape draw:style-name="gr3" draw:text-style-name="P1" draw:layer="layout" svg:width="1.7cm" svg:height="0.85cm" svg:x="13.1cm" svg:y="7cm">
          <text:p/>
          <draw:enhanced-geometry svg:viewBox="0 0 21600 21600" draw:text-areas="?f0 0 ?f2 ?f5" draw:type="down-arrow" draw:modifiers="0 2785.299806576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" draw:text-style-name="P1" draw:layer="layout" svg:x1="7.3cm" svg:y1="3.26cm" svg:x2="15.7cm" svg:y2="3.26cm">
          <text:p/>
        </draw:line>
        <draw:custom-shape draw:style-name="gr4" draw:text-style-name="P1" draw:layer="layout" svg:width="3.3cm" svg:height="1.65cm" draw:transform="rotate (1.5707963267949) translate (15.7cm 3.56cm)">
          <text:p/>
          <draw:enhanced-geometry svg:viewBox="0 0 21600 21600" draw:text-areas="?f0 0 ?f2 ?f5" draw:type="down-arrow" draw:modifiers="0 2785.299806576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" draw:layer="layout" svg:width="4.162cm" svg:height="0.555cm" draw:transform="rotate (1.5702727280193) translate (0.843cm 4.889cm)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2" draw:layer="layout" svg:width="3.91cm" svg:height="0.555cm" svg:x="7.697cm" svg:y="1.60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2" draw:layer="layout" svg:width="2.713cm" svg:height="0.61cm" svg:x="12.623cm" svg:y="8.0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text-style-name="P2" draw:layer="layout" svg:width="2.713cm" svg:height="0.61cm" svg:x="7.55cm" svg:y="8.06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3" draw:layer="layout" svg:width="6.526cm" svg:height="0.882cm" svg:x="7.1cm" svg:y="3.36cm">
          <draw:text-box>
            <text:p><text:span text:style-name="T1">Sekundärwicklu</text:span><text:span text:style-name="T1">ng</text:span></text:p>
          </draw:text-box>
        </draw:frame>
        <draw:frame draw:style-name="gr7" draw:text-style-name="P3" draw:layer="layout" svg:width="5.908cm" svg:height="0.882cm" svg:x="1.856cm" svg:y="4.26cm">
          <draw:text-box>
            <text:p><text:span text:style-name="T1">Primärwicklung </text:span></text:p>
          </draw:text-box>
        </draw:frame>
        <draw:custom-shape draw:style-name="gr8" draw:text-style-name="P1" draw:layer="layout" svg:width="0.3cm" svg:height="2.55cm" svg:x="7.35cm" svg:y="0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1" draw:layer="layout" svg:width="0.3cm" svg:height="3.499cm" svg:x="2.051cm" svg:y="0.6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2" draw:layer="layout" svg:width="4.311cm" svg:height="1.583cm" svg:x="2.439cm" svg:y="1.56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6:56:06.960230142</meta:creation-date>
    <dc:date>2017-02-14T17:55:24.668914477</dc:date>
    <meta:editing-duration>PT58M22S</meta:editing-duration>
    <meta:editing-cycles>12</meta:editing-cycles>
    <meta:generator>LibreOffice/5.3.0.3$Linux_X86_64 LibreOffice_project/30m0$Build-3</meta:generator>
    <meta:document-statistic meta:object-count="24"/>
  </office:meta>
</office:document-meta>
</file>

<file path=Object 1/content.xml><?xml version="1.0" encoding="utf-8"?>
<math xmlns="http://www.w3.org/1998/Math/MathML" display="block">
  <semantics>
    <mrow>
      <mrow>
        <msub>
          <mi>P</mi>
          <mn>1</mn>
        </msub>
        <mo stretchy="false">=</mo>
        <mn>3</mn>
      </mrow>
      <mspace width="0.5em"/>
      <msub>
        <mi>U</mi>
        <mn>1</mn>
      </msub>
      <mspace width="0.5em"/>
      <msub>
        <mi>I</mi>
        <mn>1</mn>
      </msub>
      <mspace width="0.5em"/>
      <mi>cos</mi>
      <mrow>
        <mo fence="true" stretchy="false">(</mo>
        <mrow>
          <msub>
            <mi mathvariant="normal">φ</mi>
            <mn>1</mn>
          </msub>
        </mrow>
        <mo fence="true" stretchy="false">)</mo>
      </mrow>
    </mrow>
    <annotation encoding="StarMath 5.0">P_1 = 3 ` U_1 ` I_1 ` cos( %varphi_1 )</annotation>
  </semantics>
</math>
</file>

<file path=Object 2/content.xml><?xml version="1.0" encoding="utf-8"?>
<math xmlns="http://www.w3.org/1998/Math/MathML" display="block">
  <semantics>
    <mrow>
      <mrow>
        <msub>
          <mi>P</mi>
          <mn>2</mn>
        </msub>
        <mo stretchy="false">=</mo>
        <mn>3</mn>
      </mrow>
      <msub>
        <mi>U</mi>
        <mn>2</mn>
      </msub>
      <msub>
        <mi>I</mi>
        <mn>2</mn>
      </msub>
      <mi>cos</mi>
      <mrow>
        <mo fence="true" stretchy="false">(</mo>
        <mrow>
          <msub>
            <mi mathvariant="normal">φ</mi>
            <mn>2</mn>
          </msub>
        </mrow>
        <mo fence="true" stretchy="false">)</mo>
      </mrow>
    </mrow>
    <annotation encoding="StarMath 5.0">P_2 = 3 U_2 I_2 cos( %varphi_2 )</annotation>
  </semantics>
</math>
</file>

<file path=Object 3/content.xml><?xml version="1.0" encoding="utf-8"?>
<math xmlns="http://www.w3.org/1998/Math/MathML" display="block">
  <semantics>
    <mtable>
      <mtr>
        <mtd columnalign="right">
          <msubsup>
            <mi>P</mi>
            <mn>1</mn>
            <mi>i</mi>
          </msubsup>
        </mtd>
        <mtd>
          <mrow>
            <mrow/>
            <mo stretchy="false">=</mo>
            <mrow/>
          </mrow>
        </mtd>
        <mtd columnalign="left">
          <msubsup>
            <mi>P</mi>
            <mn>2</mn>
            <mi>i</mi>
          </msubsup>
        </mtd>
      </mtr>
      <mtr>
        <mtd>
          <mrow/>
        </mtd>
        <mtd>
          <mrow>
            <mrow/>
            <mo stretchy="false">=</mo>
            <mrow/>
          </mrow>
        </mtd>
        <mtd columnalign="left">
          <mrow>
            <mn>3</mn>
            <mspace width="0.5em"/>
            <msub>
              <mi>U</mi>
              <mrow>
                <mi>h</mi>
                <mn>1</mn>
              </mrow>
            </msub>
            <mspace width="0.5em"/>
            <msubsup>
              <mi>I</mi>
              <mn>1</mn>
              <mi>i</mi>
            </msubsup>
            <mspace width="0.5em"/>
            <mi>cos</mi>
            <mrow>
              <mo fence="true" stretchy="false">(</mo>
              <mrow>
                <msubsup>
                  <mi mathvariant="normal">φ</mi>
                  <mn>1</mn>
                  <mi>i</mi>
                </msubsup>
              </mrow>
              <mo fence="true" stretchy="false">)</mo>
            </mrow>
          </mrow>
        </mtd>
      </mtr>
      <mtr>
        <mtd>
          <mrow/>
        </mtd>
        <mtd>
          <mrow>
            <mrow/>
            <mo stretchy="false">=</mo>
            <mrow/>
          </mrow>
        </mtd>
        <mtd columnalign="left">
          <mrow>
            <mn>3</mn>
            <mspace width="0.5em"/>
            <msub>
              <mi>U</mi>
              <mrow>
                <mi>h</mi>
                <mn>2</mn>
              </mrow>
            </msub>
            <mspace width="0.5em"/>
            <msubsup>
              <mi>I</mi>
              <mn>2</mn>
              <mi>i</mi>
            </msubsup>
            <mspace width="0.5em"/>
            <mi>cos</mi>
            <mrow>
              <mo fence="true" stretchy="false">(</mo>
              <mrow>
                <msubsup>
                  <mi mathvariant="normal">φ</mi>
                  <mn>1</mn>
                  <mi>i</mi>
                </msubsup>
              </mrow>
              <mo fence="true" stretchy="false">)</mo>
            </mrow>
          </mrow>
        </mtd>
      </mtr>
    </mtable>
    <annotation encoding="StarMath 5.0">matrix{
	alignr P_1^i # {} = {} # alignl P_2^i ##
	{} # { } = { } # alignl 3 ` U_h1 ` I_1^i ` cos(%varphi_1^i) ##
	{} # { } = { } # alignl 3 ` U_h2 ` I_2^i ` cos(%varphi_1^i)
}</annotation>
  </semantics>
</math>
</file>

<file path=Object 4/content.xml><?xml version="1.0" encoding="utf-8"?>
<math xmlns="http://www.w3.org/1998/Math/MathML" display="block">
  <semantics>
    <mrow>
      <mrow>
        <msub>
          <mi>P</mi>
          <mrow>
            <mi mathvariant="italic">Cu</mi>
            <mn>2</mn>
          </mrow>
        </msub>
        <mo stretchy="false">=</mo>
        <mn>3</mn>
      </mrow>
      <msub>
        <mi>R</mi>
        <mn>2</mn>
      </msub>
      <msubsup>
        <mi>I</mi>
        <mn>2</mn>
        <mn>2</mn>
      </msubsup>
    </mrow>
    <annotation encoding="StarMath 5.0">P_Cu2 = 3 R_2 I_2^2</annotation>
  </semantics>
</math>
</file>

<file path=Object 5/content.xml><?xml version="1.0" encoding="utf-8"?>
<math xmlns="http://www.w3.org/1998/Math/MathML" display="block">
  <semantics>
    <mrow>
      <mrow>
        <msub>
          <mi>P</mi>
          <mrow>
            <mi mathvariant="italic">Cu</mi>
            <mn>1</mn>
          </mrow>
        </msub>
        <mo stretchy="false">=</mo>
        <mn>3</mn>
      </mrow>
      <msub>
        <mi>R</mi>
        <mn>1</mn>
      </msub>
      <msubsup>
        <mi>I</mi>
        <mn>1</mn>
        <mn>2</mn>
      </msubsup>
    </mrow>
    <annotation encoding="StarMath 5.0">P_Cu1 = 3 R_1 I_1^2</annotation>
  </semantics>
</math>
</file>